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/>
      <style:text-properties style:font-name="Times New Roman" fo:font-size="12pt" style:font-size-asian="12pt" style:font-name-complex="Times New Roman1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2pt" style:font-size-asian="12pt" style:font-name-complex="Times New Roman1"/>
    </style:style>
    <style:style style:name="P3" style:family="paragraph" style:parent-style-name="Standard">
      <style:paragraph-properties fo:margin-top="0cm" fo:margin-bottom="0cm" fo:line-height="150%"/>
    </style:style>
    <style:style style:name="P4" style:family="paragraph" style:parent-style-name="Standard">
      <style:paragraph-properties fo:margin-top="0cm" fo:margin-bottom="0cm" fo:line-height="150%" fo:text-align="justify" style:justify-single-word="false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>
      <style:paragraph-properties fo:margin-top="0cm" fo:margin-bottom="0cm" fo:line-height="150%"/>
    </style:style>
    <style:style style:name="P8" style:family="paragraph" style:parent-style-name="Text_20_body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pyeditor : Mathilde Nicolas. </text:p>
      <text:p text:style-name="Text_20_body">Creator:</text:p>
      <text:p text:style-name="Text_20_body">Title: Comptes des menus plaisirs de la chambre du roi.</text:p>
      <text:p text:style-name="Text_20_body">Date: 1664. </text:p>
      <text:p text:style-name="Text_20_body">Bibl: Comptes des menus plaisirs de la chambre du roi, 1664.</text:p>
      <text:p text:style-name="P7"/>
      <text:p text:style-name="P2"/>
      <text:p text:style-name="P4"><text:span text:style-name="_3c_pb_3e_">390</text:span></text:p>
      <text:p text:style-name="Text_20_body">Rol<text:bookmark text:name="_GoBack"/>e des parties et sommes de deniers ordonnées etre payées et delivrées comptant.</text:p>
      <text:p text:style-name="P5"/>
      <text:p text:style-name="Text_20_body">A <text:span text:style-name="_3c_persName_3e_">Jean Baptiste Pocquelin de Moliere</text:span>, comedien de <text:span text:style-name="_3c_persName_3e_">Monsieur</text:span>, frere unicque du roy, tant pour luy que pour <text:span text:style-name="_3c_persName_3e_">la trouppe</text:span>, pour <text:span text:style-name="_3c_tech_3e_">les comedies</text:span> qu'ilz ont representées au <text:span text:style-name="_3c_placeName_3e_">chasteau de Versailles</text:span> et pour leur sejour, la somme de... </text:p>
      <text:p text:style-name="P6">4.000 l.</text:p>
      <text:p text:style-name="Text_20_body"/>
      <text:p text:style-name="Text_20_body">Audit <text:span text:style-name="_3c_persName_3e_">Jean-Baptiste Pocquelin de Moliere</text:span>, comedien de <text:span text:style-name="_3c_persName_3e_">Monsieur</text:span> frere unicque du roy, pour une nouvelle <text:span text:style-name="_3c_tech_3e_">comedie</text:span> qu'il a faicte et qui a esté representée par <text:span text:style-name="_3c_persName_3e_">sa trouppe</text:span> à <text:span text:style-name="_3c_placeName_3e_">Versailles</text:span>...</text:p>
      <text:p text:style-name="P6">2.000 l. 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c_salute_3e_" style:display-name="&lt;salute&gt;" style:family="paragraph" style:parent-style-name="Standard" style:default-outline-level="" style:list-style-name="">
      <style:paragraph-properties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abel.head_3e_" style:display-name="&lt;label.head&gt;" style:family="paragraph" style:parent-style-name="Text_20_body" style:default-outline-level="" style:list-style-name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_3c_description_3e_" style:display-name="&lt;description&gt;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fo:color="#ffffff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color="#00000a" fo:background-color="#0000ff"/>
    </style:style>
    <style:style style:name="_3c_tech_3e_" style:display-name="&lt;tech&gt;" style:family="text">
      <style:text-properties fo:background-color="#ffff00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_3c_label.speaker_3e_" style:display-name="&lt;label.speaker&gt;" style:family="text" style:parent-style-name="Default_20_Paragraph_20_Font">
      <style:text-properties fo:font-style="italic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size="12pt" fo:font-style="italic" fo:font-weight="bold" style:font-name-asian="Times1" style:font-size-asian="12pt" style:language-asian="fr" style:country-asian="FR" style:font-style-asian="italic" style:font-weight-asian="bold" style:font-name-complex="Times New Roman1" style:font-size-complex="10pt"/>
    </style:style>
    <style:style style:name="_3c_description_3e__20_Car" style:display-name="&lt;description&gt; Car" style:family="text" style:parent-style-name="Default_20_Paragraph_20_Font"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7</meta:editing-cycles>
    <meta:creation-date>2020-03-30T13:10:00</meta:creation-date>
    <dc:date>2020-03-30T13:45:00</dc:date>
    <meta:editing-duration>PT8S</meta:editing-duration>
    <meta:generator>OpenOffice/4.1.6$Win32 OpenOffice.org_project/416m1$Build-9790</meta:generator>
    <meta:document-statistic meta:table-count="0" meta:image-count="0" meta:object-count="0" meta:page-count="1" meta:paragraph-count="11" meta:word-count="112" meta:character-count="6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